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sXML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sXMLView.getElements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XML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sXMLView.selectionChanged( Selection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sXMLView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sXMLView.getPar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XMLView.getText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sXMLView.makeA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absXMLView.inputChanged( Viewer viewer , Object old_input , Object new_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sXML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sXMLView.getChildren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sXMLView.hookContex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sXMLView.createPartControl( Composite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absXMLView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XMLView.TabsXML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sXMLView.hasChildren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XMLView.fillContextMenu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